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pitch="variable" style:font-charset="x-symbol"/>
    <style:font-face style:name="Liberation Serif2" svg:font-family="'Liberation Serif'" style:font-pitch="variable" style:font-charset="x-symbol"/>
    <style:font-face style:name="Symbol" svg:font-family="Symbol" style:font-pitch="variable" style:font-charset="x-symbol"/>
    <style:font-face style:name="Liberation Serif1" svg:font-family="'Liberation Serif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Liberation Serif3" svg:font-family="'Liberation Serif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13.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15.27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15.24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style:font-name="DejaVu Sans1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DejaVu Sans1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text-indent="0cm"/>
      <style:text-properties style:font-name="DejaVu Sans1"/>
    </style:style>
    <style:style style:name="P12" style:family="paragraph">
      <style:text-properties style:font-name="DejaVu Sans1"/>
    </style:style>
    <style:style style:name="P13" style:family="paragraph">
      <style:paragraph-properties fo:margin-left="1.753cm" fo:margin-right="0cm" fo:text-indent="0cm"/>
      <style:text-properties style:font-name="DejaVu Sans1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style:font-name="DejaVu Sans1"/>
    </style:style>
    <style:style style:name="T1" style:family="text">
      <style:text-properties fo:color="#000000" style:font-name="DejaVu Sans1" fo:font-size="36pt" fo:language="en" fo:country="GB" style:font-size-asian="36pt" style:font-size-complex="36pt"/>
    </style:style>
    <style:style style:name="T2" style:family="text">
      <style:text-properties fo:color="#000000" style:font-name="DejaVu Sans1" fo:language="en" fo:country="GB"/>
    </style:style>
    <style:style style:name="T3" style:family="text">
      <style:text-properties fo:color="#ccccff" style:font-name="DejaVu Sans1" fo:font-size="27.2999992370605pt" fo:language="en" fo:country="GB"/>
    </style:style>
    <style:style style:name="T4" style:family="text">
      <style:text-properties fo:color="#ffffff" style:font-name="DejaVu Sans1" fo:font-size="40pt"/>
    </style:style>
    <style:style style:name="T5" style:family="text">
      <style:text-properties style:font-name="DejaVu Sans1" fo:font-size="24pt" fo:font-weight="normal" style:font-weight-asian="normal" style:font-weight-complex="normal"/>
    </style:style>
    <style:style style:name="T6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DejaVu Sans1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1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0000" style:font-name="DejaVu Sans1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0000" style:font-name="DejaVu Sans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DejaVu Sans1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DejaVu Sans1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ffffff" fo:font-size="40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4.486cm" svg:x="2.666cm" svg:y="9.776cm" presentation:class="title" presentation:user-transformed="true">
          <draw:text-box>
            <text:p text:style-name="P1"><text:span text:style-name="T1">HTML5-ի գծապատկերներ, մեդիա և <text:s/>API-ներ</text:span><text:span text:style-name="T2"><text:line-break/></text:span><text:span text:style-name="T2">(HTML5 Graphics, Media and APIs)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3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Թեմաներ</text:span></text:p>
          </draw:text-box>
        </draw:frame>
        <draw:frame presentation:style-name="pr4" draw:text-style-name="P8" draw:layer="layout" svg:width="28.602cm" svg:height="12.008cm" svg:x="1.878cm" svg:y="4.684cm" presentation:class="outline" presentation:user-transformed="true">
          <draw:text-box>
            <text:list text:style-name="L4">
              <text:list-item>
                <text:p><text:span text:style-name="T5">HTML5 Canvas</text:span></text:p>
              </text:list-item>
              <text:list-item>
                <text:p><text:span text:style-name="T5">HTML5 SVG</text:span></text:p>
              </text:list-item>
              <text:list-item>
                <text:p><text:span text:style-name="T5">HTML5 Video (տեսաձայնագրություն)</text:span></text:p>
              </text:list-item>
              <text:list-item>
                <text:p><text:span text:style-name="T5">HTML5 Audio (ձայնագրություն)</text:span></text:p>
              </text:list-item>
              <text:list-item>
                <text:p><text:span text:style-name="T5">HTML5 Geolocation (աշխարհագրական դիրք)</text:span></text:p>
              </text:list-item>
              <text:list-item>
                <text:p><text:span text:style-name="T5">HTML5 Drag/Drop (տեղաշարժ)</text:span></text:p>
              </text:list-item>
              <text:list-item>
                <text:p><text:span text:style-name="T5">HTML5 Web Storage (վեբ պահոց)</text:span></text:p>
              </text:list-item>
              <text:list-item>
                <text:p><text:span text:style-name="T5">HTML5 App Cache </text:span></text:p>
              </text:list-item>
              <text:list-item>
                <text:p><text:span text:style-name="T5">HTML5 Web Workers</text:span></text:p>
              </text:list-item>
              <text:list-item>
                <text:p><text:span text:style-name="T5">HTML5 SSE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Canvas</text:span></text:p>
          </draw:text-box>
        </draw:frame>
        <draw:frame presentation:style-name="pr6" draw:text-style-name="P10" draw:layer="layout" svg:width="28.602cm" svg:height="13.023cm" svg:x="1.878cm" svg:y="4.184cm" presentation:class="outline" presentation:user-transformed="true">
          <draw:text-box>
            <text:list text:style-name="L4">
              <text:list-item>
                <text:p><text:span text:style-name="T6">HTML5-ի &lt;canvas&gt; էլեմենտն օգտագործվում է վեբ էջում աշխատանքի ընթացքում գծապատկերներ նկարելիս։</text:span></text:p>
              </text:list-item>
              <text:list-item>
                <text:p><text:span text:style-name="T6">&lt;canvas&gt; էլեմենտը միայն կոնտեյներ է գծապատկերների համար։ Իրականում գծապատկերներ նկարելու համար պետք է օգտագործել սկրիպտ։</text:span></text:p>
              </text:list-item>
              <text:list-item>
                <text:p><text:span text:style-name="T6">Գծեր, քառանկյուններ, շրջաններ, տեքստեր նկարելու և նկարներ ավելացնելու համար Canvas-ն ունի մի քանի մեթոդներ։ </text:span></text:p>
              </text:list-item>
              <text:list-item>
                <text:p><text:span text:style-name="T6">Canvas-ը ուղղանկյուն տարածք է HTML էջում և սահմանվում է &lt;canvas&gt; էլեմենտով։</text:span></text:p>
              </text:list-item>
              <text:list-item>
                <text:p><text:span text:style-name="T6">Միշտ պետք է մատնանշել id ատրիբուտ (որին հղում է կատարվելու սկրիպտում), ինչպես նաև width և height ատրիբուտները նկարի չափերը սահմանելու համար։</text:span></text:p>
              </text:list-item>
              <text:list-item>
                <text:p><text:span text:style-name="T7">Ամբողջ նկարչությունը canvas-ում պետք է կատարվի JavaScript֊ով:</text:span></text:p>
                <text:list>
                  <text:list-item>
                    <text:p><text:span text:style-name="T6">Canvas-ում օգտագործվող JavaScript-ի ֆունկցիաներն են՝ getContext("2d"), fillRect(), moveTo(), lineTo(), arc(), stroke(), fillText(), strokeText(), createLinearGradient(), addColorStop()</text:span></text:p>
                  </text:list-item>
                  <text:list-item>
                    <text:p><text:span text:style-name="T6">getContext("2d") object-ի մեթոդները ավելի շատ են, և անհրաժեշտություն չկա դրանք հիշելու: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Inline SVG</text:span></text:p>
          </draw:text-box>
        </draw:frame>
        <draw:frame presentation:style-name="pr8" draw:text-style-name="P10" draw:layer="layout" svg:width="29.845cm" svg:height="13.869cm" svg:x="1.27cm" svg:y="4.184cm" presentation:class="outline" presentation:user-transformed="true">
          <draw:text-box>
            <text:list text:style-name="L4">
              <text:list-item>
                <text:p><text:span text:style-name="T6">Ի՞նչ է SVG-ն։</text:span></text:p>
                <text:list>
                  <text:list-item>
                    <text:p><text:span text:style-name="T8">SVG-ն “Scalable Vector Graphics”-ի հապավումն է, որը բառացի նշանակում է «Ընդլայնվող վեկտորային գծապատկեր»։</text:span></text:p>
                  </text:list-item>
                  <text:list-item>
                    <text:p><text:span text:style-name="T8">SVG-ն օգտագործվում է վեբի համար վեկտորի վրա հիմնված գծապատկերներ սահմանելու համար։</text:span></text:p>
                  </text:list-item>
                  <text:list-item>
                    <text:p><text:span text:style-name="T8">SVG-ը սահմանում է գծապատկերներ XML ֆորմատով։</text:span></text:p>
                  </text:list-item>
                  <text:list-item>
                    <text:p><text:span text:style-name="T8">SVG գծապատկերները ՉԵՆ ԿՈՐՑՆՈՒՄ իրենց որակը մեծացնելիս կամ չափերը փոխելիս։</text:span></text:p>
                  </text:list-item>
                  <text:list-item>
                    <text:p><text:span text:style-name="T8">SVG ֆայլերում յուրաքանչյուր էլեմենտ և յուրաքանչյուր ատրիբուտ կարող է վերածվել անիմացիայի։</text:span></text:p>
                  </text:list-item>
                  <text:list-item>
                    <text:p><text:span text:style-name="T8">SVG-ը փորհուրդ է տրվում W3C-ի կողմից։</text:span></text:p>
                  </text:list-item>
                </text:list>
              </text:list-item>
              <text:list-item>
                <text:p><text:span text:style-name="T6">SVG-ի առավելությունները նկարների այլ ֆորմատների (ինչպես օրինակ JPEG-ը և GIF-ը) նկատմամբ․ </text:span></text:p>
                <text:list>
                  <text:list-item>
                    <text:p><text:span text:style-name="T8">SVG նկարները կարող են ստեղծվել և խմբագրվել ցանկացած տեքստային խմագրիչով</text:span></text:p>
                  </text:list-item>
                  <text:list-item>
                    <text:p><text:span text:style-name="T8">SVG նկարները կարող են որոնվել, ինդեքսավորվել, սկրիպտավորվել և սեղմվել</text:span></text:p>
                  </text:list-item>
                  <text:list-item>
                    <text:p><text:span text:style-name="T8">SVG նկարները ենթարկվում են մասշտաբային փոփոխության</text:span></text:p>
                  </text:list-item>
                  <text:list-item>
                    <text:p><text:span text:style-name="T8">SVG նկարները կարող են տպվել բարձր որակով՝ ցանկացած չափերի դեպքում</text:span><text:span text:style-name="T9"> </text:span><text:span text:style-name="T10">(resolution)</text:span></text:p>
                  </text:list-item>
                  <text:list-item>
                    <text:p><text:span text:style-name="T8">SVG նկարները կարող են մեծացվել (zoomable) և չորակազրկվել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Inline SVG</text:span></text:p>
          </draw:text-box>
        </draw:frame>
        <draw:frame presentation:style-name="pr10" draw:text-style-name="P10" draw:layer="layout" svg:width="28.602cm" svg:height="12.112cm" svg:x="1.878cm" svg:y="4.184cm" presentation:class="outline" presentation:user-transformed="true">
          <draw:text-box>
            <text:list text:style-name="L4">
              <text:list-item>
                <text:p><text:span text:style-name="T11">SVG-ի և Canvas-ի տարբերությունները</text:span></text:p>
                <text:list>
                  <text:list-item>
                    <text:p><text:span text:style-name="T12">SVG-ը XML-ում 2D գծապատկերներ ներկայացնելու լեզու է։</text:span></text:p>
                  </text:list-item>
                  <text:list-item>
                    <text:p><text:span text:style-name="T12">Canvas-ը պատկերում է 2D գծապատկերներ (JavaScript-ով) աշխատանքի ընթացքում։</text:span></text:p>
                  </text:list-item>
                </text:list>
              </text:list-item>
              <text:list-item>
                <text:p><text:span text:style-name="T12">SVG-ը հիմնված է XML-ի վրա, ինչը նշանակում է, որ բոլոր էլեմենտները հասանելի ե</text:span><text:span text:style-name="T13">ն SVG DOM-ում։ Կարող եք նաև կցել JavaScript-ի event handler֊ներ</text:span><text:span text:style-name="T12"> էլեմենտի համար։</text:span></text:p>
              </text:list-item>
              <text:list-item>
                <text:p><text:span text:style-name="T12">SVG-ում յուրաքանչյուր գծված պատկեր հիշվում է որպես օբյեկտ։ Եթե SVG օբյեկտի ատրիբուտները փոխվում են, բրաուզերը կարող է ինքնաբերաբար վերամշակել պատկերը։ </text:span></text:p>
              </text:list-item>
              <text:list-item>
                <text:p><text:span text:style-name="T12">Canvas-ը մշակվում է փիքսել առ փիքսել։ Canvas-ում, եթե գծապատկերը նկարվել է, բրաուզերը «մոռանում է» նրա մասին։ Եթե նրա դիրքը պետք է փոխվի, ամբողջ պատկերը պետք է նորից նկարվի՝ ներառյալ բոլոր օբյեկտները, որոնք պետք է լինեին գծապատկերում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Video</text:span></text:p>
          </draw:text-box>
        </draw:frame>
        <draw:frame presentation:style-name="pr12" draw:text-style-name="P10" draw:layer="layout" svg:width="29.845cm" svg:height="13.97cm" svg:x="1.27cm" svg:y="4.445cm" presentation:class="outline" presentation:user-transformed="true">
          <draw:text-box>
            <text:list text:style-name="L4">
              <text:list-item>
                <text:p><text:span text:style-name="T12">Շատ ժամանակակից կայքեր ցուցադրում են տեսանյութեր։ HTML5-ն ապահովում է ստանդարտ դրանք ցուցադրելու համար։</text:span></text:p>
              </text:list-item>
              <text:list-item>
                <text:p><text:span text:style-name="T12">Մինչև HTML5-ը տեսանյութեր/ֆիլմեր ցուցադրելու ստանդարտ չի եղել։</text:span></text:p>
              </text:list-item>
              <text:list-item>
                <text:p><text:span text:style-name="T12">Մինչև HTML5-ը տեսանյութերը ցուցադրվում էին միայն flash-ի պես հավելումների (plug-in) միջոցով։ Այնուամենայնիվ տարբեր բրաուզերներ աշխատում են տարբեր հավելումներով (plug-ins)։</text:span></text:p>
              </text:list-item>
              <text:list-item>
                <text:p><text:span text:style-name="T12">HTML5-ը սահմանում է նոր էլեմենտ՝ &lt;video&gt; էլեմենտը, որը մատնանշում է տեսանյութը կամ ֆիլմը տեղադրելու (embed) ստանդարտ ձև:</text:span></text:p>
              </text:list-item>
              <text:list-item>
                <text:p><text:span text:style-name="T12">HTML5-ն ունի DOM մեթոդներ, հատկություններ (properties) և</text:span><text:span text:style-name="T13"> event-ներ</text:span><text:span text:style-name="T12"> &lt;video&gt; և &lt;audio&gt; էլեմենտների համար, որոնք թույլ են տալիս կառավարել նշված էլեմենտները՝ օգտագործլով JavaScript։</text:span></text:p>
              </text:list-item>
              <text:list-item>
                <text:p><text:span text:style-name="T12">Գոյություն ունեն նվագարկելու (playing), դադարեցնելու (pausing) և բեռնելու (loading) մեթոդներ։ Կան նաև DOM event-ներ, որոնք կարող են ծանուցել, երբ &lt;video&gt; էլեմենտը սկսում է աշխատել, դադարեցվում է, ավարտվել է և այլն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Video (շար.)</text:span></text:p>
          </draw:text-box>
        </draw:frame>
        <draw:frame presentation:style-name="pr14" draw:text-style-name="P10" draw:layer="layout" svg:width="29.237cm" svg:height="13.943cm" svg:x="1.878cm" svg:y="4.184cm" presentation:class="outline" presentation:user-transformed="true">
          <draw:text-box>
            <text:list text:style-name="L4">
              <text:list-item>
                <text:p><text:span text:style-name="T11">&lt;video&gt; թեգը մատնանշում է տեսանյութ՝ ֆիլմ <text:s/>կամ այլ տեասաձայնային հոսք (</text:span><text:span text:style-name="T14">video streams)</text:span><text:span text:style-name="T11">։</text:span></text:p>
              </text:list-item>
              <text:list-item>
                <text:p><text:span text:style-name="T11">Ներկայումս &lt;video&gt; էլեմենտն աշխատում է 3 տեսակի ֆորմատներով՝ MP4, WebM և Ogg։ </text:span></text:p>
              </text:list-item>
              <text:list-item>
                <text:p><text:span text:style-name="T11">&lt;video&gt; և &lt;/video&gt; թեգերի միջև եղած ցանկացած տեքստ կցուցադրվի այն բրաուզերներում, որոնք չեն օժանդակում &lt;video&gt; էլեմենտին։</text:span></text:p>
              </text:list-item>
              <text:list-item>
                <text:p><text:span text:style-name="T11">Ընտրանքային (Optional) ատրիբուտներ․</text:span></text:p>
                <text:list>
                  <text:list-item>
                    <text:p><text:span text:style-name="T12">autoplay – մատնանշում է, որ տեսահոլովակը կցուցադրվի, հենց որ պատրաստ լինի</text:span></text:p>
                  </text:list-item>
                  <text:list-item>
                    <text:p><text:span text:style-name="T12">controls - մատնանշում է, որ տեսահոլովակի </text:span><text:span text:style-name="T13">ղեկավարման կոճակները</text:span><text:span text:style-name="T12"> պետք է ցուցադրվեն</text:span></text:p>
                  </text:list-item>
                  <text:list-item>
                    <text:p><text:span text:style-name="T12">poster – մատնանշում է նկար, որը պետք է ցուցադրվի, մինչ տեսահոլովակը ներբեռնվում է</text:span></text:p>
                  </text:list-item>
                  <text:list-item>
                    <text:p><text:span text:style-name="T12">height, width, loop, muted, preload, src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Audio</text:span></text:p>
          </draw:text-box>
        </draw:frame>
        <draw:frame presentation:style-name="pr16" draw:text-style-name="P10" draw:layer="layout" svg:width="29.845cm" svg:height="15.277cm" svg:x="1.27cm" svg:y="3.81cm" presentation:class="outline" presentation:user-transformed="true">
          <draw:text-box>
            <text:list text:style-name="L4">
              <text:list-item>
                <text:p><text:span text:style-name="T12">HTML5-ն ապահովում է ստանդարտ աուդիո ֆայլերն աշխատեցնելու համար։</text:span></text:p>
              </text:list-item>
              <text:list-item>
                <text:p><text:span text:style-name="T12">Մինչև HTML5-ը աուդիո ֆայլերն աշխատեցվում էին հավելումով (plug-in)։ Այնուամենայնիվ, տարբեր բրաուզերներ օժանդակում են տարբեր հավելումների։</text:span></text:p>
              </text:list-item>
              <text:list-item>
                <text:p><text:span text:style-name="T12">HTML5-ը սահմանում է նոր էլեմենտ՝ &lt;audio&gt;, որը մատնանշում է վեբ էջում աուդիո ֆայլ տեղադրելու (embed) ստանդարտ ձևը։</text:span></text:p>
              </text:list-item>
              <text:list-item>
                <text:p><text:span text:style-name="T12">Control ատրիբուտը ավելացնում է աուդիո ղեկավարման կոճակներ, ինչպիսիք են` նվագարկում</text:span><text:span text:style-name="T13"> (play), դադար (pause) և ձայնի բարձրություն (volume)։ </text:span></text:p>
              </text:list-item>
              <text:list-item>
                <text:p><text:span text:style-name="T12">&lt;audio&gt; էլեմենտը ընդունում է բազմակի &lt;source&gt; էլեմենտներ։ &lt;source&gt; էլեմենտները կարող են հղում կատարել տարբեր աուդիո ֆայլերի։ Բրաուզերն օգտագործում է այն ֆորմատը, որը ճանաչում է առաջինը։</text:span></text:p>
              </text:list-item>
              <text:list-item>
                <text:p><text:span text:style-name="T12">Ներկայումս &lt;audio&gt; էլեմենտի համար գոյություն ունեն 3 օժանդակվող ֆորմատներ՝ MP3, Wav, and Ogg։</text:span></text:p>
              </text:list-item>
              <text:list-item>
                <text:p><text:span text:style-name="T12">&lt;audio&gt; թեգը սահմանում է ձայն՝ երաժշտություն և այլ </text:span><text:span text:style-name="T13">ձայնային հոսքեր։ </text:span></text:p>
              </text:list-item>
              <text:list-item>
                <text:p><text:span text:style-name="T12">Ատրիբուտներ են՝ autoplay, controls, loop, muted, preload, src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Geolocation</text:span></text:p>
          </draw:text-box>
        </draw:frame>
        <draw:frame presentation:style-name="pr18" draw:text-style-name="P10" draw:layer="layout" svg:width="29.237cm" svg:height="10.886cm" svg:x="1.878cm" svg:y="4.184cm" presentation:class="outline" presentation:user-transformed="true">
          <draw:text-box>
            <text:list text:style-name="L4">
              <text:list-item>
                <text:p><text:span text:style-name="T12">HTML5 Geolocation API-ն օգտագործվում է օգտագործողի աշխարհագրական դիրքը նշելու համար։ </text:span></text:p>
              </text:list-item>
              <text:list-item>
                <text:p><text:span text:style-name="T12">Քանի որ սա կարող է ազդել </text:span><text:span text:style-name="T13">օգտագործողի գաղտնիության վրա</text:span><text:span text:style-name="T12">, գտնվելու վայրը հասանելի չէ մինչև օգտագործողի կողմից դրա հաստատումը։</text:span></text:p>
              </text:list-item>
              <text:list-item>
                <text:p><text:span text:style-name="T12">Օգտագործողի գտնվելու վայրը կարելի է պարզել getCurrentPosition() մեթոդով։</text:span></text:p>
              </text:list-item>
              <text:list-item>
                <text:p><text:span text:style-name="T12">Այս էջը ներկայացնում է` ինչպես ցույց տալ օգտագործողի գտնվելու վայրը քարտեզի վրա։ Այնուամենայնիվ, Geolocation-ը նաև շատ օգտակար է տեղորոշման ինֆորմացիայի առումով։ Օրինակ՝</text:span></text:p>
                <text:list>
                  <text:list-item>
                    <text:p><text:span text:style-name="T13">Արդիական (Up-to-date) տեղային ինֆորմացիա</text:span></text:p>
                  </text:list-item>
                  <text:list-item>
                    <text:p><text:span text:style-name="T13">Օգտագործողի շրջակայքում նրան հետաքրքող վայրերի ցուցադրում</text:span></text:p>
                  </text:list-item>
                  <text:list-item>
                    <text:p><text:span text:style-name="T13">Քայլ առ քայլ նավիգացիա (GPS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Drag և Drop</text:span></text:p>
          </draw:text-box>
        </draw:frame>
        <draw:frame presentation:style-name="pr20" draw:text-style-name="P10" draw:layer="layout" svg:width="29.237cm" svg:height="14.025cm" svg:x="1.878cm" svg:y="4.184cm" presentation:class="outline" presentation:user-transformed="true">
          <draw:text-box>
            <text:list text:style-name="L4">
              <text:list-item>
                <text:p><text:span text:style-name="T11">Drag-ը և drop-ը HTML5-ի ստանդարտի մաս է։</text:span></text:p>
              </text:list-item>
              <text:list-item>
                <text:p><text:span text:style-name="T11">Drag-ը և drop-ը շատ տարածված հատկություն է։ Դա օբյեկտի տեղաշարժումն է քաշել-թողնելով։</text:span></text:p>
              </text:list-item>
              <text:list-item>
                <text:p><text:span text:style-name="T11">HTML5-ում ցանկացած էլեմենտ կարող է տեղաշարժվող լինել։</text:span></text:p>
              </text:list-item>
              <text:list-item>
                <text:p><text:span text:style-name="T11">Էլեմենտը տեղաշարժվող դարձնելու համար պետք է draggable attribute-ը դնել true՝</text:span></text:p>
                <text:list>
                  <text:list-item>
                    <text:p><text:span text:style-name="T11">&lt;img draggable="true"&gt;</text:span></text:p>
                  </text:list-item>
                </text:list>
              </text:list-item>
              <text:list-item>
                <text:p><text:span text:style-name="T11">Այնուհետև, մատնանշեք, թե ինչ պետք է տեղի ունենա էլեմենտը քաշելուց հետո․</text:span></text:p>
                <text:list>
                  <text:list-item>
                    <text:p><text:span text:style-name="T11">ondragstart and setData()</text:span></text:p>
                  </text:list-item>
                </text:list>
              </text:list-item>
              <text:list-item>
                <text:p><text:span text:style-name="T11">ondragover event-ը մատնանշում է, թե որտեղ պետք է դրվեն տեղաշարժվող տվյալները։</text:span></text:p>
              </text:list-item>
              <text:list-item>
                <text:p><text:span text:style-name="T11">Երբ տեղաշարժվող տվյալները դրվում են ինչ-որ տեղ, </text:span><text:span text:style-name="T14">տեղի է ունենում drop event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Web Storage</text:span></text:p>
          </draw:text-box>
        </draw:frame>
        <draw:frame presentation:style-name="pr22" draw:text-style-name="P10" draw:layer="layout" svg:width="29.237cm" svg:height="13.89cm" svg:x="1.878cm" svg:y="4.184cm" presentation:class="outline" presentation:user-transformed="true">
          <draw:text-box>
            <text:list text:style-name="L4">
              <text:list-item>
                <text:p><text:span text:style-name="T12">HTML5-ով վեբ էջերը կարող են պահել տվյալները տեղային՝ օգտագործողի բրաուզերում։</text:span></text:p>
              </text:list-item>
              <text:list-item>
                <text:p><text:span text:style-name="T12">Նախկինում սա կատարվում էր cookie-ների միջոցով։ Այնուամենայնիվ, Web Storage-ն ավելի անվտանգ և արագ է։ Տվյալները չեն ներառվում սերվերի յուրաքանչյուր հարցման մեջ, այլ օգտագործվում են ՄԻԱՅՆ, երբ դիմում են նրանց։ Հնարավոր է նաև պահել շատ տվյալներ՝ չազդելով վեբկայքի աշխատանքի վրա։</text:span></text:p>
              </text:list-item>
              <text:list-item>
                <text:p><text:span text:style-name="T12">Տվյալները պահվում են անուն/արժեք զույգով, և վեբ էջը կարող է դիմել միայն իր կողմից պահված տվյալների։</text:span></text:p>
              </text:list-item>
              <text:list-item>
                <text:p><text:span text:style-name="T12">Ի տարբերություն cookie-ների, պահոցի ծավալը շատ ավելի մեծ է (նվազագույնը 5MB) և ինֆորմացիան երբեք չի փոխանցվում սերվերի վրա։</text:span></text:p>
              </text:list-item>
              <text:list-item>
                <text:p><text:span text:style-name="T12">HTML5-ում Web Storage-ն ապահովում է երկու նոր օբյեկտներ՝ տվյալները client-ում պահելու համար․</text:span></text:p>
                <text:list>
                  <text:list-item>
                    <text:p><text:span text:style-name="T12">window.localStorage – պահում է տվյալները անժամկետ</text:span></text:p>
                  </text:list-item>
                  <text:list-item>
                    <text:p><text:span text:style-name="T12">code.sessionStorage – պահում է տվյալները մեկ սեսիայի համար <text:s/>(տվյալները կորում են, երբ tab-ը փակվում է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Application Cache</text:span></text:p>
          </draw:text-box>
        </draw:frame>
        <draw:frame presentation:style-name="pr24" draw:text-style-name="P10" draw:layer="layout" svg:width="29.237cm" svg:height="14.114cm" svg:x="1.878cm" svg:y="4.184cm" presentation:class="outline" presentation:user-transformed="true">
          <draw:text-box>
            <text:list text:style-name="L4">
              <text:list-item>
                <text:p><text:span text:style-name="T12">HTML5-ը նորամուծում է application cache</text:span><text:span text:style-name="T13">,</text:span><text:span text:style-name="T12"> ինչը նշանակում է, որ վեբ ծրագիրը (web application) քեշավորվում է և հնարավոր է մուտք գործել առանց ինտերնետի։</text:span></text:p>
              </text:list-item>
              <text:list-item>
                <text:p><text:span text:style-name="T12">Application cache-ը ծրագրին տալիս է երեք առավելություն․</text:span></text:p>
                <text:list>
                  <text:list-item>
                    <text:p><text:span text:style-name="T6">Offline browsing՝ օգտագործողները կարող են օգտագործել ծրագիրն առանց ինտերնետի </text:span></text:p>
                  </text:list-item>
                  <text:list-item>
                    <text:p><text:span text:style-name="T6">Արագություն՝ քեշավորված ռեսուրսները բեռնվում են ավելի արագ</text:span></text:p>
                  </text:list-item>
                  <text:list-item>
                    <text:p><text:span text:style-name="T6">Սերվերի բեռնման կրճատում՝ բրաուզերը սերվերից կներբեռնի միայն փոփոխված ռեսուրսներ</text:span></text:p>
                  </text:list-item>
                </text:list>
              </text:list-item>
              <text:list-item>
                <text:p><text:span text:style-name="T12">Ծրագրի քեշավորումն ակտիվացնելու համար պետք է ներառել manifest ատրիբուտը փաստաթղթի &lt;html&gt; թեգում՝</text:span></text:p>
                <text:p><text:span text:style-name="T12"><text:s/></text:span><text:span text:style-name="T12">&lt;html manifest="demo.appcache"&gt;</text:span></text:p>
              </text:list-item>
              <text:list-item>
                <text:p><text:span text:style-name="T12">manifest ատրիբուտով մատնանշված յուրաքանչյուր էջ կքեշավորվի, երբ օգտագործողը մուտք գործի։ Եթե manifest ատրիբուտը մատնանշված չէ, էջը չի քեշավորվի, քանի դեռ էջն անմիջապես չնշվի manifest ֆայլում։</text:span></text:p>
              </text:list-item>
              <text:list-item>
                <text:p><text:span text:style-name="T12">Մանիֆեստի ֆայլերի ցանկալի ընդլայնումը ".appcache" է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11"><text:span text:style-name="T15">HTML5 Application Cache (շար.)</text:span></text:p>
          </draw:text-box>
        </draw:frame>
        <draw:frame presentation:style-name="pr26" draw:text-style-name="P13" draw:layer="layout" svg:width="29.845cm" svg:height="13.938cm" svg:x="1.27cm" svg:y="4.184cm" presentation:class="outline" presentation:user-transformed="true">
          <draw:text-box>
            <text:list text:style-name="L4">
              <text:list-item>
                <text:p text:style-name="P12"><text:span text:style-name="T16">Manifest -ի ֆայլը պարզ տեքստային ֆայլ է, որը բրաուզերին հայտնում է, թե ինչ պետք է քեշավորել և ինչը երբեք չքեշավորել։</text:span></text:p>
              </text:list-item>
              <text:list-item>
                <text:p text:style-name="P12"><text:span text:style-name="T16">Manifest-ի ֆայլն ունի երեք բաժիններ․</text:span></text:p>
                <text:list>
                  <text:list-item>
                    <text:p text:style-name="P12"><text:span text:style-name="T16">CACHE MANIFEST – այս մասում թվարկված ֆայլերը կքեշավորվեն առաջին անգամ ներբեռնվելուց հետո</text:span></text:p>
                  </text:list-item>
                  <text:list-item>
                    <text:p text:style-name="P12"><text:span text:style-name="T16">NETWORK – այս մասում թվարկված ֆայլերը պահանջում են կապ սերվերի հետ և երբեք չեն քեշավորվի</text:span></text:p>
                  </text:list-item>
                  <text:list-item>
                    <text:p text:style-name="P12"><text:span text:style-name="T16">FALLBACK - այս մասում թվարկված ֆայլերը մատնանշում են <text:s/>պահեստային (</text:span><text:span text:style-name="T17">fallback)</text:span><text:span text:style-name="T16"> էջերը, եթե հնարավոր չէ մուտք գործել էջ</text:span></text:p>
                  </text:list-item>
                </text:list>
              </text:list-item>
              <text:list-item>
                <text:p text:style-name="P12"><text:span text:style-name="T16">Եթե ծրագիրը մեկ անգամ քեշավորվում է, այն մնում է այնտեղ մինչև</text:span></text:p>
                <text:list>
                  <text:list-item>
                    <text:p text:style-name="P12"><text:span text:style-name="T16">Օգտագործողը չի ջնջում բրաուզերի քեշը․</text:span></text:p>
                  </text:list-item>
                  <text:list-item>
                    <text:p text:style-name="P12"><text:span text:style-name="T16">Manifest-ի ֆայլը չի փոփոխվում (տես ներքևում)․</text:span></text:p>
                  </text:list-item>
                  <text:list-item>
                    <text:p text:style-name="P12"><text:span text:style-name="T16">Ծրագրի քեշը չի թարմացվում ծրագրային ողանակով (</text:span><text:span text:style-name="T17">programmatically)</text:span></text:p>
                  </text:list-item>
                </text:list>
              </text:list-item>
              <text:list-item>
                <text:p text:style-name="P12"><text:span text:style-name="T16">Մեկնաբանության տողում ամսաթիվը և տարբերակը թարմացնելը ստիպում է բրաուզերին կրկին քեշավորել ձեր ֆայլերը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Web Worker-ներ</text:span></text:p>
          </draw:text-box>
        </draw:frame>
        <draw:frame presentation:style-name="pr28" draw:text-style-name="P13" draw:layer="layout" svg:width="29.21cm" svg:height="15.24cm" svg:x="1.27cm" svg:y="3.81cm" presentation:class="outline" presentation:user-transformed="true">
          <draw:text-box>
            <text:list text:style-name="L4">
              <text:list-item>
                <text:p><text:span text:style-name="T6">HTML էջում սկրիպտները կատարելիս էջը դառնում է անարձագանք մինչև սկրիպտի ավարտվելը։</text:span></text:p>
              </text:list-item>
              <text:list-item>
                <text:p><text:span text:style-name="T6">Web worker-ը JavaScript է, որն աշխատում է հետին պլանում մյուս սկրիպտներից անկախ՝ չազդելով էջի կատարողականության վրա։ Մինչ web worker-ն աշխատում է հետին պլանում, կարող եք անել ինչ-որ ցանկանաք՝ սեղմել, ընտրել ինչ-որ բան և այլն։ </text:span></text:p>
              </text:list-item>
              <text:list-item>
                <text:p><text:span text:style-name="T6">Web worker ստեղծելուց առաջ պետք է ստուգել՝ արդյոք օգտագործողի բրաուզերը ունի նման հնարավորություններ․</text:span></text:p>
                <text:list>
                  <text:list-item>
                    <text:p><text:span text:style-name="T6">if(typeof(Worker) !== "undefined")</text:span></text:p>
                  </text:list-item>
                </text:list>
              </text:list-item>
              <text:list-item>
                <text:p><text:span text:style-name="T6">Եթե ունենում ենք worker ֆայլ, անհրաժեշտ է լինում կանչել այն HTML էջից։</text:span></text:p>
              </text:list-item>
              <text:list-item>
                <text:p><text:span text:style-name="T6">Հետևյալ տողերը ստուգում են, արդյոք worker արդեն գոյություն ունի․ եթե ոչ, ապա ստեղծվում է նոր web worker օբյեկտ և աշխատեցվում է "demo_workers.js"-ի կոդը․</text:span></text:p>
                <text:list>
                  <text:list-item>
                    <text:p><text:span text:style-name="T6">if(typeof(w) == "undefined") {</text:span></text:p>
                    <text:p><text:span text:style-name="T6"><text:s text:c="4"/></text:span><text:span text:style-name="T6">w = new Worker("demo_workers.js");}</text:span></text:p>
                  </text:list-item>
                </text:list>
              </text:list-item>
              <text:list-item>
                <text:p><text:span text:style-name="T6">Web worker օբյեկտ ստեղծելիս այն շարունակում է ենթարկվել հաղորդագրու-թյուններին (նույնիսկ արտաքին սկրիպտի ավարտից հետո), քանի դեռ այն չի դադարեցվել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4">HTML5 SSE</text:span></text:p>
          </draw:text-box>
        </draw:frame>
        <draw:frame presentation:style-name="pr30" draw:text-style-name="P13" draw:layer="layout" svg:width="29.237cm" svg:height="12.757cm" svg:x="1.878cm" svg:y="4.184cm" presentation:class="outline" presentation:user-transformed="true">
          <draw:text-box>
            <text:list text:style-name="L4">
              <text:list-item>
                <text:p><text:span text:style-name="T12">SSE = Server-Sent Events (սերվերի կողմից ուղարկված </text:span><text:span text:style-name="T13">իրադարձություններ)</text:span><text:span text:style-name="T12">՝ միակողմանի հաղորդագրությունների ուղարկում</text:span></text:p>
              </text:list-item>
              <text:list-item>
                <text:p><text:span text:style-name="T12">Server-sent event-ը վեբ էջի կողմից ինքնաբերաբար թարմացումների ստացումն է սերվերից։</text:span></text:p>
              </text:list-item>
              <text:list-item>
                <text:p><text:span text:style-name="T12">Սա հնարավոր էր նաև նախկինում, բայց վեբ էջը հարցնում էր՝ արդյոք առկա են թարմացումներ։ Server-sent event-ի դեպքում թարմացումները կատարվում են ինքնաբերաբար։</text:span></text:p>
                <text:p><text:span text:style-name="T12">Օրինակ՝ Facebook/Twitter թարմացումներ, նորություններ և այլն</text:span></text:p>
              </text:list-item>
              <text:list-item>
                <text:p><text:span text:style-name="T12">EventSource օբյեկտն օգտագործվում է server-sent event-ի ծանուցումները ստանալու համար․</text:span></text:p>
                <text:list>
                  <text:list-item>
                    <text:p><text:span text:style-name="T12">var source = new EventSource("server.php");</text:span></text:p>
                  </text:list-item>
                </text:list>
              </text:list-item>
              <text:list-item>
                <text:p><text:span text:style-name="T12">Սրանից առաջ պետք է ստուգել՝ արդյոք բրաուզերն ընդունում է server-sent event-ները․</text:span></text:p>
                <text:list>
                  <text:list-item>
                    <text:p><text:span text:style-name="T12">if(typeof(EventSource) !== "undefined")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1" presentation:presentation-page-layout-name="AL1T0">
        <office:forms form:automatic-focus="false" form:apply-design-mode="false"/>
        <draw:frame presentation:style-name="pr32" draw:text-style-name="P15" draw:layer="layout" svg:width="27.2cm" svg:height="3.185cm" svg:x="2.666cm" svg:y="9.775cm" presentation:class="title" presentation:user-transformed="true">
          <draw:text-box>
            <text:p text:style-name="P14"><text:span text:style-name="T2">Շնորհակալություն </text:span><text:span text:style-name="T2"><text:line-break/></text:span><text:span text:style-name="T2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pitch="variable" style:font-charset="x-symbol"/>
    <style:font-face style:name="Liberation Serif2" svg:font-family="'Liberation Serif'" style:font-pitch="variable" style:font-charset="x-symbol"/>
    <style:font-face style:name="Symbol" svg:font-family="Symbol" style:font-pitch="variable" style:font-charset="x-symbol"/>
    <style:font-face style:name="Liberation Serif1" svg:font-family="'Liberation Serif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Liberation Serif3" svg:font-family="'Liberation Serif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1" fo:font-family="'DejaVu Sans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1" fo:font-family="'DejaVu Sans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4" style:family="text">
      <style:text-properties fo:color="#000000" style:font-name="Albany1" fo:font-size="14pt" fo:language="en" fo:country="GB" fo:font-weight="normal" style:font-name-asian="Symbol" style:font-size-asian="14pt" style:font-weight-asian="normal" style:font-name-complex="Symbol" style:font-size-complex="14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7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7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4-10-28T13:37:40.433015817</dc:date>
    <meta:print-date>2006-08-25T01:56:29</meta:print-date>
    <meta:editing-cycles>228</meta:editing-cycles>
    <meta:editing-duration>P6DT9H15M53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